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 Historic" svg:font-family="'Segoe UI Historic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26in" fo:margin-left="0in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1.0646in"/>
    </style:style>
    <style:style style:name="Table1.D" style:family="table-column">
      <style:table-column-properties style:column-width="0.6944in"/>
    </style:style>
    <style:style style:name="Table1.E" style:family="table-column">
      <style:table-column-properties style:column-width="1.0576in"/>
    </style:style>
    <style:style style:name="Table1.F" style:family="table-column">
      <style:table-column-properties style:column-width="2.49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4pt" fo:language="en" fo:country="US" fo:font-weight="bold" officeooo:rsid="001a3512" officeooo:paragraph-rsid="001a3512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language="en" fo:country="US" fo:font-weight="normal" officeooo:rsid="001a3512" officeooo:paragraph-rsid="001a3512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font-size="12pt" fo:language="el" fo:country="GR" fo:font-weight="normal" officeooo:rsid="00189523" officeooo:paragraph-rsid="001a3512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24pt" fo:language="en" fo:country="US" fo:font-weight="bold" officeooo:rsid="00230ee4" officeooo:paragraph-rsid="00230ee4" style:font-size-asian="24pt" style:font-weight-asian="bold" style:font-size-complex="24pt" style:font-weight-complex="bold"/>
    </style:style>
    <style:style style:name="P6" style:family="paragraph" style:parent-style-name="Standard">
      <style:text-properties fo:font-variant="normal" fo:text-transform="none" fo:color="#050505" loext:opacity="100%" style:font-name="Segoe UI Historic" fo:font-size="14pt" fo:letter-spacing="normal" fo:language="el" fo:country="GR" fo:font-style="normal" fo:font-weight="normal" officeooo:rsid="00189523" officeooo:paragraph-rsid="001a351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variant="normal" fo:text-transform="none" fo:color="#050505" loext:opacity="100%" style:font-name="Segoe UI Historic" fo:font-size="14pt" fo:letter-spacing="normal" fo:language="el" fo:country="GR" fo:font-style="normal" fo:font-weight="normal" officeooo:rsid="00189523" officeooo:paragraph-rsid="002388b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a79df" officeooo:paragraph-rsid="0024b3b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language="el" fo:country="GR" fo:font-weight="bold" officeooo:rsid="001a79df" officeooo:paragraph-rsid="0024b3b5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4pt" fo:language="el" fo:country="GR" fo:font-weight="normal" officeooo:rsid="001a3512" officeooo:paragraph-rsid="001a3512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l" fo:country="GR" fo:font-weight="normal" officeooo:rsid="001a3512" officeooo:paragraph-rsid="0024b3b5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l" fo:country="GR" fo:font-weight="normal" officeooo:rsid="00189523" officeooo:paragraph-rsid="001a3512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el" fo:country="GR" fo:font-weight="normal" officeooo:rsid="00189523" officeooo:paragraph-rsid="002388bc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el" fo:country="GR" fo:font-weight="normal" officeooo:rsid="0024b3b5" officeooo:paragraph-rsid="0024b3b5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en" fo:country="US" fo:font-weight="bold" officeooo:rsid="00230ee4" officeooo:paragraph-rsid="002388bc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l" fo:country="GR" officeooo:rsid="00212859" officeooo:paragraph-rsid="00212859"/>
    </style:style>
    <style:style style:name="P17" style:family="paragraph" style:parent-style-name="Table_20_Contents">
      <style:paragraph-properties fo:text-align="center" style:justify-single-word="false"/>
      <style:text-properties fo:language="el" fo:country="GR" officeooo:rsid="0024b3b5" officeooo:paragraph-rsid="0024b3b5"/>
    </style:style>
    <style:style style:name="P18" style:family="paragraph" style:parent-style-name="Table_20_Contents">
      <style:paragraph-properties fo:text-align="center" style:justify-single-word="false"/>
      <style:text-properties officeooo:rsid="0016e94d" officeooo:paragraph-rsid="0016e94d"/>
    </style:style>
    <style:style style:name="P19" style:family="paragraph" style:parent-style-name="Table_20_Contents">
      <style:paragraph-properties fo:text-align="center" style:justify-single-word="false"/>
      <style:text-properties officeooo:rsid="00212859" officeooo:paragraph-rsid="00212859"/>
    </style:style>
    <style:style style:name="P20" style:family="paragraph" style:parent-style-name="Table_20_Contents">
      <style:paragraph-properties fo:text-align="center" style:justify-single-word="false"/>
      <style:text-properties fo:font-size="14pt" fo:language="en" fo:country="US" officeooo:rsid="0014f184" officeooo:paragraph-rsid="0014f184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fo:language="el" fo:country="GR" officeooo:rsid="0014f184" officeooo:paragraph-rsid="0014f184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fo:language="el" fo:country="GR" officeooo:rsid="0014f184" officeooo:paragraph-rsid="0018a10d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fo:language="el" fo:country="GR" officeooo:rsid="0014f184" officeooo:paragraph-rsid="0016e94d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fo:language="el" fo:country="GR" officeooo:rsid="0016e94d" officeooo:paragraph-rsid="0016e94d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fo:language="el" fo:country="GR" officeooo:rsid="0016e94d" officeooo:paragraph-rsid="0018a10d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fo:language="el" fo:country="GR" officeooo:rsid="00189523" officeooo:paragraph-rsid="0020a402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language="el" fo:country="GR" officeooo:rsid="00212859" officeooo:paragraph-rsid="00212859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14f184" officeooo:paragraph-rsid="0014f184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16e94d" officeooo:paragraph-rsid="0016e94d" style:font-size-asian="14pt" style:font-size-complex="14pt"/>
    </style:style>
    <style:style style:name="P30" style:family="paragraph" style:parent-style-name="Text_20_body">
      <style:text-properties fo:font-size="24pt" fo:font-weight="bold" officeooo:rsid="0024b3b5" officeooo:paragraph-rsid="0024b3b5" style:font-size-asian="21pt" style:font-weight-asian="bold" style:font-size-complex="24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16pt" fo:language="el" fo:country="GR" fo:font-weight="bold" officeooo:rsid="0024b3b5" officeooo:paragraph-rsid="0024b3b5" style:font-size-asian="16pt" style:font-weight-asian="bold" style:font-size-complex="16pt" style:font-weight-complex="bold"/>
    </style:style>
    <style:style style:name="T1" style:family="text">
      <style:text-properties officeooo:rsid="0014f184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6e94d"/>
    </style:style>
    <style:style style:name="T4" style:family="text">
      <style:text-properties fo:language="en" fo:country="US" officeooo:rsid="0018a10d"/>
    </style:style>
    <style:style style:name="T5" style:family="text">
      <style:text-properties fo:language="en" fo:country="US" officeooo:rsid="0014f184"/>
    </style:style>
    <style:style style:name="T6" style:family="text">
      <style:text-properties fo:language="en" fo:country="US" officeooo:rsid="0020a402"/>
    </style:style>
    <style:style style:name="T7" style:family="text">
      <style:text-properties fo:language="en" fo:country="US" officeooo:rsid="00212859"/>
    </style:style>
    <style:style style:name="T8" style:family="text">
      <style:text-properties fo:language="en" fo:country="US" officeooo:rsid="00230ee4"/>
    </style:style>
    <style:style style:name="T9" style:family="text">
      <style:text-properties fo:language="en" fo:country="US" officeooo:rsid="002388bc"/>
    </style:style>
    <style:style style:name="T10" style:family="text">
      <style:text-properties officeooo:rsid="0016e94d"/>
    </style:style>
    <style:style style:name="T11" style:family="text">
      <style:text-properties officeooo:rsid="0018a10d"/>
    </style:style>
    <style:style style:name="T12" style:family="text">
      <style:text-properties fo:font-variant="normal" fo:text-transform="none" fo:color="#050505" loext:opacity="100%" style:font-name="Segoe UI Historic" fo:font-size="11.25pt" fo:letter-spacing="normal" fo:font-style="normal"/>
    </style:style>
    <style:style style:name="T13" style:family="text">
      <style:text-properties fo:font-variant="normal" fo:text-transform="none" fo:color="#050505" loext:opacity="100%" style:font-name="Segoe UI Historic" fo:font-size="11.25pt" fo:letter-spacing="normal" fo:language="el" fo:country="GR" fo:font-style="normal" fo:font-weight="normal" officeooo:rsid="00189523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050505" loext:opacity="100%" style:font-name="Segoe UI Historic" fo:letter-spacing="normal" fo:font-style="normal"/>
    </style:style>
    <style:style style:name="T15" style:family="text">
      <style:text-properties fo:font-variant="normal" fo:text-transform="none" fo:color="#050505" loext:opacity="100%" style:font-name="Segoe UI Historic" fo:letter-spacing="normal" fo:language="el" fo:country="GR" fo:font-style="normal" fo:font-weight="normal" officeooo:rsid="00189523" style:font-weight-asian="normal" style:font-weight-complex="normal"/>
    </style:style>
    <style:style style:name="T16" style:family="text">
      <style:text-properties fo:font-variant="normal" fo:text-transform="none" fo:color="#ffffff" loext:opacity="100%" style:font-name="Segoe UI Historic" fo:font-size="11.25pt" fo:letter-spacing="normal" fo:font-style="normal" fo:font-weight="normal"/>
    </style:style>
    <style:style style:name="T17" style:family="text">
      <style:text-properties fo:font-variant="normal" fo:text-transform="none" fo:color="#ffffff" loext:opacity="100%" style:font-name="Segoe UI Historic" fo:letter-spacing="normal" fo:font-style="normal" fo:font-weight="normal"/>
    </style:style>
    <style:style style:name="T18" style:family="text">
      <style:text-properties fo:language="el" fo:country="GR"/>
    </style:style>
    <style:style style:name="T19" style:family="text">
      <style:text-properties fo:language="el" fo:country="GR" officeooo:rsid="00260cca"/>
    </style:style>
    <style:style style:name="T20" style:family="text">
      <style:text-properties officeooo:rsid="0020a402"/>
    </style:style>
    <style:style style:name="T21" style:family="text">
      <style:text-properties officeooo:rsid="00212859"/>
    </style:style>
    <style:style style:name="T22" style:family="text">
      <style:text-properties officeooo:rsid="0021de56"/>
    </style:style>
    <style:style style:name="T23" style:family="text">
      <style:text-properties officeooo:rsid="00230ee4"/>
    </style:style>
    <style:style style:name="T24" style:family="text">
      <style:text-properties officeooo:rsid="002388bc"/>
    </style:style>
    <style:style style:name="T25" style:family="text">
      <style:text-properties officeooo:rsid="00260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31">ΕΡΓΑΣΤΗΡΙΟ ΒΑΣΙΚΑ ΘΕΜΑΤΑ ΑΡΧΙΤΕΚΤΟΝΙΚΗΣ ΥΠΟΛΟΓΙΣΤΩΝ </text:p>
      <text:p text:style-name="P31">ΕΡΓΑΣΙΑ 3</text:p>
      <text:p text:style-name="P31">ΟΜΑΔΑ:</text:p>
      <text:p text:style-name="P8"><text:span text:style-name="T18">Σ</text:span><text:span text:style-name="T19">κά</text:span><text:span text:style-name="T18">γκος</text:span> Ιωάννης ΑΜ: 1072611</text:p>
      <text:p text:style-name="P9">Σαριδ<text:span text:style-name="T25">ά</text:span>κης Γεώργιος ΑΜ: 1072478</text:p>
      <text:p text:style-name="Text_20_body"/>
      <text:p text:style-name="Text_20_body"/>
      <text:p text:style-name="Text_20_body"/>
      <text:p text:style-name="P30">i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 table:style-name="TableLine21145093703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0">N(negative)</text:p>
          </table:table-cell>
          <table:table-cell table:style-name="Table1.A1" office:value-type="string">
            <text:p text:style-name="P20">C(carry)</text:p>
          </table:table-cell>
          <table:table-cell table:style-name="Table1.A1" office:value-type="string">
            <text:p text:style-name="P28">Z(zero)</text:p>
          </table:table-cell>
          <table:table-cell table:style-name="Table1.A1" office:value-type="string">
            <text:p text:style-name="P28">V(overflow)</text:p>
          </table:table-cell>
          <table:table-cell table:style-name="Table1.F1" office:value-type="string">
            <text:p text:style-name="P21">Σχ<text:span text:style-name="T25">ό</text:span>λια</text:p>
          </table:table-cell>
        </table:table-row>
        <table:table-row table:style-name="TableLine2114509366832">
          <table:table-cell table:style-name="Table1.A2" office:value-type="string">
            <text:p text:style-name="P17">@1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F2" office:value-type="string">
            <text:p text:style-name="P22">Στον καταχωρητη <text:span text:style-name="T2">R2 </text:span>αποθηκεύεται η τιμή <text:span text:style-name="T2">R0+R0(94+94=188) </text:span>δηλαδή <text:span text:style-name="T2">bc </text:span>στο δεκαεξαδικό. Επειδή ο <text:span text:style-name="T2">R2 </text:span>δεν είναι ο <text:span text:style-name="T2">R15 </text:span><text:span text:style-name="T11">για τις </text:span>σημαίες κατάστασης<text:span text:style-name="T2"> </text:span><text:span text:style-name="T11">ισχύει:</text:span> είναι μηδέν γιατί το 188 διάφορο του 0, το 188 είναι θετικός, η πράξη δεν χρειάζεται κάποιο κρατούμενο και δεν γίνεται υπερχείλιση.</text:p>
          </table:table-cell>
        </table:table-row>
        <table:table-row table:style-name="TableLine2114509382336">
          <table:table-cell table:style-name="Table1.A2" office:value-type="string">
            <text:p text:style-name="P17">@1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F2" office:value-type="string">
            <text:p text:style-name="P22">Στον καταχωρητη <text:span text:style-name="T2">R2 </text:span>αποθηκεύεται η τιμή <text:span text:style-name="T2">R</text:span><text:span text:style-name="T10">1</text:span><text:span text:style-name="T2">+R</text:span><text:span text:style-name="T10">1</text:span><text:span text:style-name="T2">(4</text:span><text:span text:style-name="T10">7</text:span><text:span text:style-name="T2">+4</text:span><text:span text:style-name="T10">7</text:span><text:span text:style-name="T2">=</text:span><text:span text:style-name="T10">94</text:span><text:span text:style-name="T2">) </text:span>δηλαδή <text:span text:style-name="T10">5</text:span><text:span text:style-name="T3">e</text:span><text:span text:style-name="T2"> </text:span>στο δεκαεξαδικό. Για<text:span text:style-name="T11"> τις </text:span>σημαίες κατάστασης<text:span text:style-name="T2"> </text:span><text:span text:style-name="T11">ισχύει:</text:span><text:span text:style-name="T2"> </text:span><text:span text:style-name="T3">π</text:span><text:span text:style-name="T10">αραμενουν</text:span><text:span text:style-name="T2"> </text:span>μηδέν γιατι το <text:span text:style-name="T10">94</text:span> διάφορο του 0, το <text:span text:style-name="T10">94</text:span> είναι θετικός, η πράξη δεν χρειάζεται κάποιο κρατούμενο και δεν γίνεται υπερχείλιση.</text:p>
          </table:table-cell>
        </table:table-row>
        <text:soft-page-break/>
        <table:table-row table:style-name="TableLine2114509352416">
          <table:table-cell table:style-name="Table1.A2" office:value-type="string">
            <text:p text:style-name="P17">@13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F2" office:value-type="string">
            <text:p text:style-name="P23">Στον καταχωρητη <text:span text:style-name="T2">R2 </text:span>αποθηκεύεται η τιμη <text:span text:style-name="T2">R</text:span><text:span text:style-name="T10">0</text:span><text:span text:style-name="T2">+R</text:span><text:span text:style-name="T10">1</text:span><text:span text:style-name="T2">(</text:span><text:span text:style-name="T10">9</text:span><text:span text:style-name="T2">4+4</text:span><text:span text:style-name="T10">7</text:span><text:span text:style-name="T2">=</text:span><text:span text:style-name="T3">141</text:span><text:span text:style-name="T2">) </text:span>δηλαδή <text:span text:style-name="T10">8</text:span><text:span text:style-name="T3">d</text:span><text:span text:style-name="T2"> </text:span>στο δεκαεξαδικό. Για<text:span text:style-name="T11"> τις </text:span>σημαίες κατάστασης<text:span text:style-name="T2"> </text:span><text:span text:style-name="T11">ισχύει: </text:span><text:span text:style-name="T3">π</text:span><text:span text:style-name="T10">αραμενουν</text:span><text:span text:style-name="T2"> </text:span>μηδέν γιατί το <text:span text:style-name="T3">141</text:span> διάφορο του 0, το <text:span text:style-name="T3">141</text:span> είναι θετικός, η πράξη δεν χρειάζεται κάποιο κρατούμενο και δεν γίνεται υπερχείλιση.</text:p>
          </table:table-cell>
        </table:table-row>
        <table:table-row table:style-name="TableLine2114509377168">
          <table:table-cell table:style-name="Table1.A2" office:value-type="string">
            <text:p text:style-name="P17">@19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F2" office:value-type="string">
            <text:p text:style-name="P26">Στον καταχωρητη <text:span text:style-name="T2">R3 </text:span>αποθηκεύεται το <text:span text:style-name="T2">R0 – R</text:span><text:span text:style-name="T20">2=</text:span><text:span text:style-name="T6">R0 + R2”</text:span><text:span text:style-name="T2">(80000000-</text:span><text:span text:style-name="T4">R1 </text:span><text:span text:style-name="T11">ή 2147483648 – 1 στο δεκαδικό</text:span><text:span text:style-name="T2">).</text:span><text:span text:style-name="T22">Γ</text:span><text:span text:style-name="T11">ια τις </text:span><text:span text:style-name="T1">σημαίες κατάστασης</text:span><text:span text:style-name="T5"> </text:span><text:span text:style-name="T11">ισχύει: οι </text:span><text:span text:style-name="T4">N,Z </text:span><text:span text:style-name="T11">είναι 0 αφού το αποτέλεσμα της πράξης είναι μεγαλύτερο του 0.Οι σημαίες </text:span><text:span text:style-name="T4">C,V </text:span><text:span text:style-name="T11">είναι 1 γιατί </text:span><text:span text:style-name="T20">αν κάνω την πράξη </text:span><text:span text:style-name="T6">R0 + R2” </text:span><text:span text:style-name="T20">μετατρέποντας τους αριθμούς στο δυαδικό προκύπτει ένα κρατούμενο το οποίο δεν μπορεί να προσθεθε</text:span><text:span text:style-name="T22">ί</text:span><text:span text:style-name="T20"> επειδή δεν έχουμε άλλες θέσεις </text:span><text:span text:style-name="T6">bit </text:span><text:span text:style-name="T23">και </text:span><text:span text:style-name="T8">V</text:span><text:span text:style-name="T23">=1 γιατί αφαιρούμε 2 αριθμούς με διαφορετικό</text:span><text:span text:style-name="T8"> most significant bit</text:span><text:span text:style-name="T6">.</text:span></text:p>
          </table:table-cell>
        </table:table-row>
        <table:table-row table:style-name="TableLine2114509386144">
          <table:table-cell table:style-name="Table1.A2" office:value-type="string">
            <text:p text:style-name="P17">@2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F2" office:value-type="string">
            <text:p text:style-name="P25">Στον καταχωρητη <text:span text:style-name="T4">R3 </text:span><text:span text:style-name="T11">αποθηκεύεται το </text:span><text:span text:style-name="T4">R0 – R1 </text:span><text:span text:style-name="T11">(80000000- 80000080 στο δεκαεξαδικό).</text:span><text:span text:style-name="T22">Γ</text:span><text:span text:style-name="T11">ια τις </text:span><text:span text:style-name="T1">σημαίες κατάστασης</text:span><text:span text:style-name="T5"> </text:span><text:span text:style-name="T11">ισχύει: ολες οι σημαίες εκτός της </text:span><text:span text:style-name="T4">N </text:span><text:span text:style-name="T11">είναι 0. Οι </text:span><text:span text:style-name="T4">Z,V,C </text:span><text:span text:style-name="T11">είναι 0 γιατί το αποτέλεσμα δεν είναι 0 δεν ξεπερνά το όριο των καταχωρητ</text:span><text:span text:style-name="T22">ώ</text:span><text:span text:style-name="T11">ν για να έχω υπερχείλιση</text:span><text:span text:style-name="T21">. Η</text:span><text:span text:style-name="T11"> σημαία </text:span><text:span text:style-name="T4">N </text:span><text:span text:style-name="T11">είναι 1 γιατί το περιεχόμενο του </text:span><text:soft-page-break/><text:span text:style-name="T11">καταχωρητη </text:span><text:span text:style-name="T4">R1 </text:span><text:span text:style-name="T11">είναι μεγαλύτερο και </text:span><text:span text:style-name="T21">κάνοντας την πράξη </text:span><text:span text:style-name="T24">στο δυαδικό </text:span><text:span text:style-name="T21">το </text:span><text:span text:style-name="T7">most significant bit </text:span><text:span text:style-name="T21">είναι 1</text:span><text:span text:style-name="T11">.</text:span></text:p>
          </table:table-cell>
        </table:table-row>
        <table:table-row table:style-name="TableLine2114509373904">
          <table:table-cell table:style-name="Table1.A2" office:value-type="string">
            <text:p text:style-name="P17">@2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F2" office:value-type="string">
            <text:p text:style-name="P27">Στον καταχωρητη <text:span text:style-name="T2">R3 </text:span>αποθηκεύεται το <text:span text:style-name="T2">R1-R0.</text:span>Η σημαία κατάστασης<text:span text:style-name="T2"> C </text:span></text:p>
            <text:p text:style-name="P27">γίνεται 1 γιατί αν κάνουμε την πράξη στο διάδικο προκύπτει κρατούμενο από το <text:span text:style-name="T2">most significant bit, </text:span>η<text:span text:style-name="T2"> N </text:span>γίνεται 0 γιατί το <text:span text:style-name="T2">most significant bit </text:span>είναι 0 και άρα έχουμε θετικό αριθμό, <text:span text:style-name="T23">η </text:span><text:span text:style-name="T8">V </text:span><text:span text:style-name="T23">είναι 0 γιατί αφαιρούμε 2 αριθμούς με το ίδιο </text:span><text:span text:style-name="T8">most significant bit </text:span><text:span text:style-name="T24">και η </text:span><text:span text:style-name="T9">Z </text:span><text:span text:style-name="T24">είναι </text:span><text:span text:style-name="T9">0 </text:span><text:span text:style-name="T24">γιατί το αποτέλεσμα δεν είναι 0.</text:span></text:p>
          </table:table-cell>
        </table:table-row>
        <table:table-row table:style-name="TableLine2114509373904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16"/>
          </table:table-cell>
        </table:table-row>
      </table:table>
      <text:p text:style-name="Standard"/>
      <text:p text:style-name="Standard"/>
      <text:p text:style-name="P1">ii)</text:p>
      <text:p text:style-name="P2"/>
      <text:p text:style-name="P10">Ζητούμενος κώδικας:</text:p>
      <text:p text:style-name="P12"/>
      <text:p text:style-name="P6">.arm</text:p>
      <text:p text:style-name="P6"><text:s/>.text </text:p>
      <text:p text:style-name="P6">.global main </text:p>
      <text:p text:style-name="P6">main: </text:p>
      <text:p text:style-name="P6">STMDB R13!, {R0-R12, R14} </text:p>
      <text:p text:style-name="P6">LDR R0,=Stor </text:p>
      <text:p text:style-name="P6">MOV R1, #0 </text:p>
      <text:p text:style-name="P6">STRB R1,[R0], #1 </text:p>
      <text:p text:style-name="P6">ADD R4, R0, #5 </text:p>
      <text:p text:style-name="P6">Loop: </text:p>
      <text:p text:style-name="P6">ADD R1,R1, #1</text:p>
      <text:p text:style-name="P6">STRB R1, [R0], #1 </text:p>
      <text:p text:style-name="P6">CMP R0, R4 </text:p>
      <text:p text:style-name="P6"><text:soft-page-break/>BLO Loop </text:p>
      <text:p text:style-name="P6">LDMIA R13!, {R0-R12, PC} </text:p>
      <text:p text:style-name="P6">.data </text:p>
      <text:p text:style-name="P6">Stor: </text:p>
      <text:p text:style-name="P12"><text:span text:style-name="T14">.byte 0, 0, 0, 0, 0, 0</text:span> </text:p>
      <text:p text:style-name="P4"/>
      <text:p text:style-name="P4"/>
      <text:p text:style-name="P4"/>
      <text:p text:style-name="P4"/>
      <text:p text:style-name="P5">iii)</text:p>
      <text:p text:style-name="P11">Ζητούμενος κώδικας:</text:p>
      <text:p text:style-name="P14"/>
      <text:p text:style-name="P15"><text:span text:style-name="T15">.arm</text:span></text:p>
      <text:p text:style-name="P7">.text </text:p>
      <text:p text:style-name="P7">.global main </text:p>
      <text:p text:style-name="P7">main: </text:p>
      <text:p text:style-name="P7">STMDB R13!, {R0-R12, R14} </text:p>
      <text:p text:style-name="P7">LDR R0,=Stor </text:p>
      <text:p text:style-name="P7">MOV R1, #0 </text:p>
      <text:p text:style-name="P7">MOV R<text:span text:style-name="T24">2</text:span>, #<text:span text:style-name="T24">1</text:span> </text:p>
      <text:p text:style-name="P7">STRB R1,[R0], #1</text:p>
      <text:p text:style-name="P7"><text:span text:style-name="T9">ADD R3,R2,R1</text:span></text:p>
      <text:p text:style-name="P7"><text:span text:style-name="T9">MOV R1,R2</text:span></text:p>
      <text:p text:style-name="P7"><text:span text:style-name="T9">MOV R2,R3</text:span> </text:p>
      <text:p text:style-name="P7">ADD R4, R0, #5 </text:p>
      <text:p text:style-name="P7">Loop: </text:p>
      <text:p text:style-name="P7">STRB R1,[R0], #1</text:p>
      <text:p text:style-name="P7"><text:span text:style-name="T9">ADD R3,R2,R1</text:span></text:p>
      <text:p text:style-name="P7"><text:span text:style-name="T9">MOV R1,R2</text:span></text:p>
      <text:p text:style-name="P7"><text:span text:style-name="T9">MOV R2,R3</text:span></text:p>
      <text:p text:style-name="P7">CMP R0, R4 </text:p>
      <text:p text:style-name="P7">BLO Loop </text:p>
      <text:p text:style-name="P7">LDMIA R13!, {R0-R12, PC} </text:p>
      <text:p text:style-name="P7">.data </text:p>
      <text:p text:style-name="P7">Stor: </text:p>
      <text:p text:style-name="P13"><text:span text:style-name="T14">.byte 0, 0, 0, 0, 0, 0</text:span><text:span text:style-name="T1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 Historic" svg:font-family="'Segoe UI Historic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0:26:55.458000000</meta:creation-date>
    <dc:date>2020-11-26T21:31:45.354000000</dc:date>
    <meta:editing-duration>PT55M20S</meta:editing-duration>
    <meta:editing-cycles>5</meta:editing-cycles>
    <meta:generator>LibreOffice/7.0.3.1$Windows_X86_64 LibreOffice_project/d7547858d014d4cf69878db179d326fc3483e082</meta:generator>
    <meta:document-statistic meta:table-count="1" meta:image-count="0" meta:object-count="0" meta:page-count="4" meta:paragraph-count="94" meta:word-count="492" meta:character-count="2775" meta:non-whitespace-character-count="2339"/>
  </office:meta>
</office:document-meta>
</file>